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P4" style:family="paragraph" style:parent-style-name="Standard">
      <style:text-properties officeooo:rsid="001034a9" officeooo:paragraph-rsid="001034a9"/>
    </style:style>
    <style:style style:name="P5" style:family="paragraph" style:parent-style-name="Standard">
      <style:text-properties officeooo:rsid="0026dd22" officeooo:paragraph-rsid="0026dd22"/>
    </style:style>
    <style:style style:name="P6" style:family="paragraph" style:parent-style-name="Standard">
      <style:text-properties officeooo:rsid="0028d595" officeooo:paragraph-rsid="0028d595"/>
    </style:style>
    <style:style style:name="P7" style:family="paragraph" style:parent-style-name="Standard" style:list-style-name="L2">
      <style:text-properties officeooo:rsid="0028d595" officeooo:paragraph-rsid="0028d595"/>
    </style:style>
    <style:style style:name="P8" style:family="paragraph" style:parent-style-name="Standard" style:list-style-name="L2">
      <style:text-properties officeooo:rsid="0029f68a" officeooo:paragraph-rsid="0029f68a"/>
    </style:style>
    <style:style style:name="P9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10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11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034a9" officeooo:paragraph-rsid="001668b9"/>
    </style:style>
    <style:style style:name="P12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1e282" officeooo:paragraph-rsid="001668b9"/>
    </style:style>
    <style:style style:name="T1" style:family="text">
      <style:text-properties officeooo:rsid="001034a9"/>
    </style:style>
    <style:style style:name="T2" style:family="text">
      <style:text-properties officeooo:rsid="0014f295"/>
    </style:style>
    <style:style style:name="T3" style:family="text">
      <style:text-properties officeooo:rsid="001668b9"/>
    </style:style>
    <style:style style:name="T4" style:family="text">
      <style:text-properties officeooo:rsid="0016f272"/>
    </style:style>
    <style:style style:name="T5" style:family="text">
      <style:text-properties officeooo:rsid="0018ac31"/>
    </style:style>
    <style:style style:name="T6" style:family="text">
      <style:text-properties officeooo:rsid="001bb022"/>
    </style:style>
    <style:style style:name="T7" style:family="text">
      <style:text-properties fo:font-style="normal" officeooo:rsid="001bea01" style:font-style-asian="normal" style:font-style-complex="normal"/>
    </style:style>
    <style:style style:name="T8" style:family="text">
      <style:text-properties fo:font-style="normal" officeooo:rsid="001ddbf6" style:font-style-asian="normal" style:font-style-complex="normal"/>
    </style:style>
    <style:style style:name="T9" style:family="text">
      <style:text-properties fo:font-style="normal" officeooo:rsid="001f05cc" style:font-style-asian="normal" style:font-style-complex="normal"/>
    </style:style>
    <style:style style:name="T10" style:family="text">
      <style:text-properties fo:font-style="normal" officeooo:rsid="00209952" style:font-style-asian="normal" style:font-style-complex="normal"/>
    </style:style>
    <style:style style:name="T11" style:family="text">
      <style:text-properties fo:font-weight="bold" officeooo:rsid="00236407" style:font-weight-asian="bold" style:font-weight-complex="bold"/>
    </style:style>
    <style:style style:name="T12" style:family="text">
      <style:text-properties fo:font-weight="bold" officeooo:rsid="002593ac" style:font-weight-asian="bold" style:font-weight-complex="bold"/>
    </style:style>
    <style:style style:name="T13" style:family="text">
      <style:text-properties officeooo:rsid="002c73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4283690433" text:style-name="L1">
        <text:list-item>
          <text:p text:style-name="P11">move<text:tab/>works (slight lag)</text:p>
        </text:list-item>
        <text:list-item>
          <text:p text:style-name="P9"><text:span text:style-name="T1">mesh edit<text:tab/></text:span><text:span text:style-name="T3">w</text:span><text:span text:style-name="T1">orks (slight lag)</text:span></text:p>
        </text:list-item>
        <text:list-item>
          <text:p text:style-name="P11">rename<text:tab/>object disappears on rename, but reappears on move<text:line-break/> (no depsgraph update on rename)</text:p>
        </text:list-item>
        <text:list-item>
          <text:p text:style-name="P9"><text:span text:style-name="T1">delete<text:tab/></text:span><text:span text:style-name="T5">works now</text:span></text:p>
        </text:list-item>
        <text:list-item>
          <text:p text:style-name="P9"><text:span text:style-name="T2">move → undo<text:tab/></text:span><text:span text:style-name="T4">works now</text:span></text:p>
        </text:list-item>
        <text:list-item>
          <text:p text:style-name="P9"><text:span text:style-name="T2">delete → undo<text:tab/></text:span><text:span text:style-name="T4">works now</text:span></text:p>
        </text:list-item>
        <text:list-item>
          <text:p text:style-name="P10"><text:span text:style-name="T6">load Space<text:tab/> <text:s/>500 entities: 6 ms<text:line-break/>2000 entities: 16 ms<text:line-break/></text:span><text:span text:style-name="T11">[ tested 2021.11.08 @ </text:span><text:span text:style-name="T12">10:00</text:span><text:span text:style-name="T11"> pm ]</text:span><text:span text:style-name="T6"><text:line-break/></text:span><text:span text:style-name="T7">(only test when </text:span><text:span text:style-name="T10">debug histogram </text:span><text:span text:style-name="T9">shows </text:span><text:span text:style-name="T8">#</text:span><text:span text:style-name="T7">draw time is low, like &lt; 1 ms, </text:span><text:span text:style-name="T8">similar to #update</text:span><text:span text:style-name="T7">. If something else running on the system makes that time high, then your times will be much higher than these values)</text:span></text:p>
        </text:list-item>
        <text:list-item>
          <text:p text:style-name="P12">bind new material<text:tab/>???</text:p>
        </text:list-item>
        <text:list-item>
          <text:p text:style-name="P12">rename material<text:tab/>???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  <text:p text:style-name="P1"/>
      <text:p text:style-name="P1">sys.stdout.flush()</text:p>
      <text:p text:style-name="P3">^ if you don't flush, python may buffer stdout</text:p>
      <text:p text:style-name="P3"><text:s text:c="2"/>This is a feature of python in general, not just Blender</text:p>
      <text:p text:style-name="P3">Can also use the flush= named parameter on print()</text:p>
      <text:p text:style-name="P3">https://stackoverflow.com/questions/230751/how-can-i-flush-the-output-of-the-print-function</text:p>
      <text:p text:style-name="P1"/>
      <text:p text:style-name="P1">print()</text:p>
      <text:p text:style-name="P1"/>
      <text:p text:style-name="P1"/>
      <text:p text:style-name="P5">having problems with FIFO sometimes, which causes blender to lock up and crash</text:p>
      <text:p text:style-name="P5">how can I trigger this sort of crash in a reproducible way?</text:p>
      <text:p text:style-name="P5">If I can trigger it, then I can try to implement a fix.</text:p>
      <text:p text:style-name="P5"/>
      <text:list xml:id="list2291101477" text:style-name="L2">
        <text:list-item>
          <text:p text:style-name="P7">Send a message from Python during the render update<text:line-break/>(If python crashes here, FIFO can block and Blender will have an issue)</text:p>
        </text:list-item>
        <text:list-item>
          <text:p text:style-name="P7">In Ruby, crash when responding to message<text:line-break/>(Easiest way to trigger this, is to modify Blender sync s.t. a nonexistent function is called when processing the ‘seek’ message)</text:p>
        </text:list-item>
        <text:list-item>
          <text:p text:style-name="P7">Bam! Crash.</text:p>
          <text:list>
            <text:list-item>
              <text:p text:style-name="P8">In this example, the crash is triggered whenever timeline is scrubbed</text:p>
            </text:list-item>
            <text:list-item>
              <text:p text:style-name="P8">=&gt; see branch “debug-fifo-crash” SHA: 8179b4c9a14c7c3c40715b2d0c61cfee4688384a</text:p>
            </text:list-item>
          </text:list>
        </text:list-item>
      </text:list>
      <text:p text:style-name="P6"/>
      <text:p text:style-name="P6"><text:soft-page-break/></text:p>
      <text:p text:style-name="P5"/>
      <text:p text:style-name="P6">If RubyOF crashes while trying to respond to a <text:span text:style-name="T13">FIFO message, then Blender will crash t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21T19:35:53.040130228</dc:date>
    <dc:creator>Jason Ko</dc:creator>
    <meta:editing-duration>P3DT6H8M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11" meta:character-count="1791" meta:non-whitespace-character-count="1515"/>
  </office:meta>
</office:document-meta>
</file>